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gordita" svg:font-family="gordita, 'Helvetica Neue', Helvetica, sans-serif"/>
  </office:font-face-decls>
  <office:automatic-styles>
    <style:style style:name="P1" style:family="paragraph" style:parent-style-name="Heading_20_3">
      <style:text-properties fo:font-variant="normal" fo:text-transform="none" fo:color="#151b26" loext:opacity="100%" style:font-name="gordita" fo:font-size="24pt" fo:letter-spacing="normal" fo:font-style="normal" fo:font-weight="normal" officeooo:rsid="00106614" officeooo:paragraph-rsid="00106614"/>
    </style:style>
    <style:style style:name="P2" style:family="paragraph" style:parent-style-name="Heading_20_3">
      <style:text-properties fo:font-variant="normal" fo:text-transform="none" fo:color="#151b26" loext:opacity="100%" style:font-name="gordita" fo:font-size="24pt" fo:letter-spacing="normal" fo:font-style="normal" fo:font-weight="normal" officeooo:rsid="00169609" officeooo:paragraph-rsid="00169609"/>
    </style:style>
    <style:style style:name="P3" style:family="paragraph" style:parent-style-name="Standard">
      <style:text-properties officeooo:rsid="000fa383" officeooo:paragraph-rsid="000fa383"/>
    </style:style>
    <style:style style:name="P4" style:family="paragraph" style:parent-style-name="Standard">
      <style:text-properties officeooo:rsid="00106614" officeooo:paragraph-rsid="00106614"/>
    </style:style>
    <style:style style:name="P5" style:family="paragraph" style:parent-style-name="Standard">
      <style:text-properties officeooo:rsid="00169609" officeooo:paragraph-rsid="00169609"/>
    </style:style>
    <style:style style:name="P6" style:family="paragraph" style:parent-style-name="Text_20_body">
      <style:text-properties fo:font-variant="normal" fo:text-transform="none" fo:color="#151b26" loext:opacity="100%" style:font-name="gordita" fo:font-size="24pt" fo:letter-spacing="normal" fo:font-style="normal" fo:font-weight="normal" officeooo:rsid="00106614" officeooo:paragraph-rsid="00106614"/>
    </style:style>
    <style:style style:name="P7" style:family="paragraph" style:parent-style-name="Text_20_body">
      <style:text-properties fo:font-variant="normal" fo:text-transform="none" fo:color="#151b26" loext:opacity="100%" style:font-name="gordita" fo:font-size="24pt" fo:letter-spacing="normal" fo:font-style="normal" fo:font-weight="normal" officeooo:rsid="00169609" officeooo:paragraph-rsid="00169609"/>
    </style:style>
    <style:style style:name="T1" style:family="text">
      <style:text-properties officeooo:rsid="0011a4a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O modelo cascata, também conhecido como tradicional, é uma metodologia de desenvolvimento de software surgida na década de 1970. Sua principal característica é a divisão de tarefas em etapas predeterminadas que são executadas de forma sequencial.</text:p>
      <text:p text:style-name="P3"/>
      <text:p text:style-name="P3">Isso quer dizer que é preciso finalizar todas as tarefas de uma etapa para que seja possível passar para a seguinte. Ao cumprir todas as etapas, o resultado será um produto de software funcional, pronto para ser entregue ao cliente.</text:p>
      <text:p text:style-name="P3"/>
      <text:p text:style-name="P3">O modelo cascata é dividido em 5 etapas: Levantamento de requisitos, projeto, implementação, realização de testes e manutenção do sistema.</text:p>
      <text:p text:style-name="P3"/>
      <text:p text:style-name="P3">Levantamento de requisitos é necessário para saber as expectativas do cliente e definir as funcionalidades do sistema. Essa etapa necessita muita atenção, pois ela irá nortear todo o processo de desenvolvimento do sistema. Qualquer erro nessa etapa pode inutilizar todo o sistema.</text:p>
      <text:p text:style-name="P3"/>
      <text:p text:style-name="P4">Projeto é a etapa do planejamento. É nessa fase onde será determinadas a criação de um cronograma, definição de tarefas com base nos requisitos, estimativa de finalização de cada etapa, montagem do time de desenvolvimento, modelagem da interface e arquitetura do sistema.</text:p>
      <text:p text:style-name="P4"/>
      <text:p text:style-name="P4">A impl<text:span text:style-name="T1">ementação</text:span> é parte onde os desenvolvedores codificam o software de acordo com os requisitos levantados na primeira etapa. </text:p>
      <text:p text:style-name="P4"/>
      <text:p text:style-name="P4">Os testes só ocorrem quando os desenvolvedores tiverem terminado suas tarefa. Nessa etapa é onde se verifica se o sistema roda sem nenhum problema, e se caso houver algum problema para que estes possam ser corrigidos pela equipe de desenvolvimento.</text:p>
      <text:p text:style-name="P4"/>
      <text:p text:style-name="P4">A impl<text:span text:style-name="T1">antação</text:span> ocorre após profunda verificação e testes por parte da equipe de desenvolvimento. <text:s/>É <text:span text:style-name="T1">nessa etapa que o sistema é entregue ao cliente.</text:span></text:p>
      <text:p text:style-name="P4"/>
      <text:p text:style-name="P5">Defeitos:</text:p>
      <text:p text:style-name="P4"/>
      <text:p text:style-name="P4"/>
      <text:h text:style-name="P1" text:outline-level="3">Bloqueios podem afetar radicalmente o cronograma</text:h>
      <text:p text:style-name="P4"/>
      <text:h text:style-name="P1" text:outline-level="3">O progresso linear pode dificultar o retorno a uma etapa anterior</text:h>
      <text:p text:style-name="P4"/>
      <text:h text:style-name="P1" text:outline-level="3">A verificação da qualidade acontece tardiamente no processo</text:h>
      <text:p text:style-name="P6"/>
      <text:p text:style-name="P6"><text:soft-page-break/></text:p>
      <text:p text:style-name="P7">Benefícios:</text:p>
      <text:p text:style-name="P7"/>
      <text:h text:style-name="P2" text:outline-level="3">Acompanhar o progresso é fácil</text:h>
      <text:p text:style-name="P7"/>
      <text:h text:style-name="P2" text:outline-level="3">Os integrantes da equipe podem gerir o tempo com eficácia</text:h>
      <text:p text:style-name="P7"/>
      <text:p text:style-name="P7"/>
      <text:p text:style-name="P7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gordita" svg:font-family="gordita, 'Helvetica Neue', Helvetic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8T18:06:57.523103570</meta:creation-date>
    <dc:date>2022-08-29T00:23:18.261295943</dc:date>
    <meta:editing-duration>PT3M10S</meta:editing-duration>
    <meta:editing-cycles>2</meta:editing-cycles>
    <meta:generator>LibreOffice/7.3.5.2$Linux_X86_64 LibreOffice_project/30$Build-2</meta:generator>
    <meta:document-statistic meta:table-count="0" meta:image-count="0" meta:object-count="0" meta:page-count="2" meta:paragraph-count="15" meta:word-count="305" meta:character-count="1968" meta:non-whitespace-character-count="1676"/>
  </office:meta>
</office:document-meta>
</file>